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8571in"/>
    </style:style>
    <style:style style:name="co3" style:family="table-column">
      <style:table-column-properties fo:break-before="auto" style:column-width="3.9in"/>
    </style:style>
    <style:style style:name="co4" style:family="table-column">
      <style:table-column-properties fo:break-before="auto" style:column-width="1.1465in"/>
    </style:style>
    <style:style style:name="ro1" style:family="table-row">
      <style:table-row-properties style:row-height="0.1673in" fo:break-before="auto" style:use-optimal-row-height="true"/>
    </style:style>
    <style:style style:name="ro2" style:family="table-row">
      <style:table-row-properties style:row-height="0.2453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1" table:default-cell-style-name="Default"/>
        <table:table-row table:style-name="ro2">
          <table:table-cell table:style-name="ce1" office:value-type="string">
            <text:p>main()</text:p>
          </table:table-cell>
          <table:table-cell table:style-name="ce2"/>
          <table:table-cell table:number-columns-repeated="1022"/>
        </table:table-row>
        <table:table-row table:style-name="ro3">
          <table:table-cell table:style-name="ce2" office:value-type="string">
            <text:p>Variables</text:p>
          </table:table-cell>
          <table:table-cell table:style-name="ce2" office:value-type="string">
            <text:p>Description</text:p>
          </table:table-cell>
          <table:table-cell table:number-columns-repeated="1022"/>
        </table:table-row>
        <table:table-row table:style-name="ro3">
          <table:table-cell office:value-type="string">
            <text:p>DECK_SIZE</text:p>
          </table:table-cell>
          <table:table-cell office:value-type="string">
            <text:p>size of a deck</text:p>
          </table:table-cell>
          <table:table-cell table:number-columns-repeated="1022"/>
        </table:table-row>
        <table:table-row table:style-name="ro3">
          <table:table-cell office:value-type="string">
            <text:p>name</text:p>
          </table:table-cell>
          <table:table-cell office:value-type="string">
            <text:p>to hold player's name</text:p>
          </table:table-cell>
          <table:table-cell table:number-columns-repeated="1022"/>
        </table:table-row>
        <table:table-row table:style-name="ro3">
          <table:table-cell office:value-type="string">
            <text:p>money</text:p>
          </table:table-cell>
          <table:table-cell office:value-type="string">
            <text:p>to hold player's money exchange for chips</text:p>
          </table:table-cell>
          <table:table-cell table:number-columns-repeated="1022"/>
        </table:table-row>
        <table:table-row table:style-name="ro3">
          <table:table-cell office:value-type="string">
            <text:p>bet</text:p>
          </table:table-cell>
          <table:table-cell office:value-type="string">
            <text:p>to hold player's bet</text:p>
          </table:table-cell>
          <table:table-cell table:number-columns-repeated="1022"/>
        </table:table-row>
        <table:table-row table:style-name="ro3">
          <table:table-cell office:value-type="string">
            <text:p>quit</text:p>
          </table:table-cell>
          <table:table-cell office:value-type="string">
            <text:p>to hold the player's anwer to quit when no money</text:p>
          </table:table-cell>
          <table:table-cell table:number-columns-repeated="1022"/>
        </table:table-row>
        <table:table-row table:style-name="ro3">
          <table:table-cell office:value-type="string">
            <text:p>choice</text:p>
          </table:table-cell>
          <table:table-cell office:value-type="string">
            <text:p>to hold player's playing option input</text:p>
          </table:table-cell>
          <table:table-cell table:number-columns-repeated="1022"/>
        </table:table-row>
        <table:table-row table:style-name="ro3">
          <table:table-cell office:value-type="string">
            <text:p>answer</text:p>
          </table:table-cell>
          <table:table-cell office:value-type="string">
            <text:p>to hold player's input to play again or not</text:p>
          </table:table-cell>
          <table:table-cell table:number-columns-repeated="1022"/>
        </table:table-row>
        <table:table-row table:style-name="ro3">
          <table:table-cell office:value-type="string">
            <text:p>daction</text:p>
          </table:table-cell>
          <table:table-cell office:value-type="string">
            <text:p>to hold player's key press for dealer action</text:p>
          </table:table-cell>
          <table:table-cell table:number-columns-repeated="1022"/>
        </table:table-row>
        <table:table-row table:style-name="ro3">
          <table:table-cell office:value-type="string">
            <text:p>cardCount</text:p>
          </table:table-cell>
          <table:table-cell office:value-type="string">
            <text:p>to hold card counting</text:p>
          </table:table-cell>
          <table:table-cell table:number-columns-repeated="1022"/>
        </table:table-row>
        <table:table-row table:style-name="ro3">
          <table:table-cell office:value-type="string">
            <text:p>CardsCounted</text:p>
          </table:table-cell>
          <table:table-cell office:value-type="string">
            <text:p>to hold bool if cards are counted</text:p>
          </table:table-cell>
          <table:table-cell table:number-columns-repeated="1022"/>
        </table:table-row>
        <table:table-row table:style-name="ro3">
          <table:table-cell office:value-type="string">
            <text:p>icount</text:p>
          </table:table-cell>
          <table:table-cell office:value-type="string">
            <text:p>to hold answer to if players wants cards counted</text:p>
          </table:table-cell>
          <table:table-cell table:number-columns-repeated="1022"/>
        </table:table-row>
        <table:table-row table:style-name="ro3">
          <table:table-cell office:value-type="string">
            <text:p>min</text:p>
          </table:table-cell>
          <table:table-cell office:value-type="string">
            <text:p>to hold minimum table bet</text:p>
          </table:table-cell>
          <table:table-cell table:number-columns-repeated="1022"/>
        </table:table-row>
        <table:table-row table:style-name="ro3">
          <table:table-cell office:value-type="string">
            <text:p>max</text:p>
          </table:table-cell>
          <table:table-cell office:value-type="string">
            <text:p>to hold maximum table bet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>
            <text:p>Containers</text:p>
          </table:table-cell>
          <table:table-cell table:number-columns-repeated="1023"/>
        </table:table-row>
        <table:table-row table:style-name="ro3">
          <table:table-cell office:value-type="string">
            <text:p>suit</text:p>
          </table:table-cell>
          <table:table-cell office:value-type="string">
            <text:p>array of card suits</text:p>
          </table:table-cell>
          <table:table-cell table:number-columns-repeated="1022"/>
        </table:table-row>
        <table:table-row table:style-name="ro3">
          <table:table-cell office:value-type="string">
            <text:p>face</text:p>
          </table:table-cell>
          <table:table-cell office:value-type="string">
            <text:p>array of card faces</text:p>
          </table:table-cell>
          <table:table-cell table:number-columns-repeated="1022"/>
        </table:table-row>
        <table:table-row table:style-name="ro3">
          <table:table-cell office:value-type="string">
            <text:p>value</text:p>
          </table:table-cell>
          <table:table-cell office:value-type="string">
            <text:p>array of card values</text:p>
          </table:table-cell>
          <table:table-cell table:number-columns-repeated="1022"/>
        </table:table-row>
        <table:table-row table:style-name="ro3">
          <table:table-cell office:value-type="string">
            <text:p>deck1-deck4</text:p>
          </table:table-cell>
          <table:table-cell office:value-type="string">
            <text:p>vector array of cards</text:p>
          </table:table-cell>
          <table:table-cell table:number-columns-repeated="1022"/>
        </table:table-row>
        <table:table-row table:style-name="ro3">
          <table:table-cell office:value-type="string">
            <text:p>shoe</text:p>
          </table:table-cell>
          <table:table-cell office:value-type="string">
            <text:p>queue array of 'shoe' or dealer deck – contains all 4 decks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>
            <text:p>Iterators</text:p>
          </table:table-cell>
          <table:table-cell table:number-columns-repeated="1023"/>
        </table:table-row>
        <table:table-row table:style-name="ro3">
          <table:table-cell office:value-type="string">
            <text:p>itr1</text:p>
          </table:table-cell>
          <table:table-cell office:value-type="string">
            <text:p>used for random_shuffle of decks – points to begin</text:p>
          </table:table-cell>
          <table:table-cell table:number-columns-repeated="1022"/>
        </table:table-row>
        <table:table-row table:style-name="ro3">
          <table:table-cell office:value-type="string">
            <text:p>itr2</text:p>
          </table:table-cell>
          <table:table-cell office:value-type="string">
            <text:p>used for random_shuffle of decks – points to end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>
            <text:p>Class</text:p>
          </table:table-cell>
          <table:table-cell table:number-columns-repeated="1023"/>
        </table:table-row>
        <table:table-row table:style-name="ro3">
          <table:table-cell office:value-type="string">
            <text:p>Card</text:p>
          </table:table-cell>
          <table:table-cell office:value-type="string">
            <text:p>playing card class</text:p>
          </table:table-cell>
          <table:table-cell table:number-columns-repeated="1022"/>
        </table:table-row>
        <table:table-row table:style-name="ro3">
          <table:table-cell office:value-type="string">
            <text:p>Player</text:p>
          </table:table-cell>
          <table:table-cell office:value-type="string">
            <text:p>player class</text:p>
          </table:table-cell>
          <table:table-cell table:number-columns-repeated="1022"/>
        </table:table-row>
        <table:table-row table:style-name="ro3">
          <table:table-cell office:value-type="string">
            <text:p>Dealer</text:p>
          </table:table-cell>
          <table:table-cell office:value-type="string">
            <text:p>dealer class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>
            <text:p>Functions</text:p>
          </table:table-cell>
          <table:table-cell table:number-columns-repeated="1023"/>
        </table:table-row>
        <table:table-row table:style-name="ro3">
          <table:table-cell office:value-type="string">
            <text:p>void deal</text:p>
          </table:table-cell>
          <table:table-cell office:value-type="string">
            <text:p>overloaded function to deal cards to player/dealer</text:p>
          </table:table-cell>
          <table:table-cell table:number-columns-repeated="1022"/>
        </table:table-row>
        <table:table-row table:style-name="ro3">
          <table:table-cell office:value-type="string">
            <text:p>void fillDeck</text:p>
          </table:table-cell>
          <table:table-cell office:value-type="string">
            <text:p>fill a deck with card objects, totaling 52 per deck</text:p>
          </table:table-cell>
          <table:table-cell table:number-columns-repeated="1022"/>
        </table:table-row>
        <table:table-row table:style-name="ro3">
          <table:table-cell office:value-type="string">
            <text:p>void displayDeck</text:p>
          </table:table-cell>
          <table:table-cell office:value-type="string">
            <text:p>to display all cards in one deck</text:p>
          </table:table-cell>
          <table:table-cell table:number-columns-repeated="1022"/>
        </table:table-row>
        <table:table-row table:style-name="ro3">
          <table:table-cell office:value-type="string">
            <text:p>void displayShoe</text:p>
          </table:table-cell>
          <table:table-cell office:value-type="string">
            <text:p>to display all decks in the shoe</text:p>
          </table:table-cell>
          <table:table-cell table:number-columns-repeated="1022"/>
        </table:table-row>
        <table:table-row table:style-name="ro3">
          <table:table-cell office:value-type="string">
            <text:p>void displayPlayerH</text:p>
          </table:table-cell>
          <table:table-cell office:value-type="string">
            <text:p>to display player hand</text:p>
          </table:table-cell>
          <table:table-cell table:number-columns-repeated="1022"/>
        </table:table-row>
        <table:table-row table:style-name="ro3">
          <table:table-cell office:value-type="string">
            <text:p>void displayDearlerH</text:p>
          </table:table-cell>
          <table:table-cell office:value-type="string">
            <text:p>to display dealer hand</text:p>
          </table:table-cell>
          <table:table-cell table:number-columns-repeated="1022"/>
        </table:table-row>
        <table:table-row table:style-name="ro3">
          <table:table-cell office:value-type="string">
            <text:p>void displayHouseRules</text:p>
          </table:table-cell>
          <table:table-cell office:value-type="string">
            <text:p>to display house rules</text:p>
          </table:table-cell>
          <table:table-cell table:number-columns-repeated="1022"/>
        </table:table-row>
        <table:table-row table:style-name="ro3">
          <table:table-cell office:value-type="string">
            <text:p>void displayOptions</text:p>
          </table:table-cell>
          <table:table-cell office:value-type="string">
            <text:p>to display player options</text:p>
          </table:table-cell>
          <table:table-cell table:number-columns-repeated="1022"/>
        </table:table-row>
        <table:table-row table:style-name="ro3">
          <table:table-cell office:value-type="string">
            <text:p>void split</text:p>
          </table:table-cell>
          <table:table-cell office:value-type="string">
            <text:p>to split player hand</text:p>
          </table:table-cell>
          <table:table-cell table:number-columns-repeated="1022"/>
        </table:table-row>
        <table:table-row table:style-name="ro3">
          <table:table-cell office:value-type="string">
            <text:p>void reconcileBet</text:p>
          </table:table-cell>
          <table:table-cell office:value-type="string">
            <text:p>to calculate game/round end conditions and pay out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style-name="ce1" office:value-type="string">
            <text:p>Card Class</text:p>
          </table:table-cell>
          <table:table-cell table:number-columns-repeated="1023"/>
        </table:table-row>
        <table:table-row table:style-name="ro3">
          <table:table-cell table:style-name="ce2" office:value-type="string">
            <text:p>Variables</text:p>
          </table:table-cell>
          <table:table-cell table:number-columns-repeated="1023"/>
        </table:table-row>
        <table:table-row table:style-name="ro3">
          <table:table-cell office:value-type="string">
            <text:p>face</text:p>
          </table:table-cell>
          <table:table-cell office:value-type="string">
            <text:p>string representation of face of card</text:p>
          </table:table-cell>
          <table:table-cell table:number-columns-repeated="1022"/>
        </table:table-row>
        <table:table-row table:style-name="ro3">
          <table:table-cell office:value-type="string">
            <text:p>suit</text:p>
          </table:table-cell>
          <table:table-cell office:value-type="string">
            <text:p>string representation of suit of card</text:p>
          </table:table-cell>
          <table:table-cell table:number-columns-repeated="1022"/>
        </table:table-row>
        <table:table-row table:style-name="ro3">
          <table:table-cell office:value-type="string">
            <text:p>value</text:p>
          </table:table-cell>
          <table:table-cell office:value-type="string">
            <text:p>int representation of value of card face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>
            <text:p>Functions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Constructor/destructor</text:p>
          </table:table-cell>
          <table:table-cell table:style-name="ce2" table:number-columns-repeated="1023"/>
        </table:table-row>
        <table:table-row table:style-name="ro3">
          <table:table-cell office:value-type="string">
            <text:p><text:s/>Various getters/setters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style-name="ce1" office:value-type="string">
            <text:p>Dealer Class</text:p>
          </table:table-cell>
          <table:table-cell table:number-columns-repeated="1023"/>
        </table:table-row>
        <table:table-row table:style-name="ro3">
          <table:table-cell table:style-name="ce2" office:value-type="string">
            <text:p>Variables</text:p>
          </table:table-cell>
          <table:table-cell table:number-columns-repeated="1023"/>
        </table:table-row>
        <table:table-row table:style-name="ro3">
          <table:table-cell office:value-type="string">
            <text:p>name</text:p>
          </table:table-cell>
          <table:table-cell office:value-type="string">
            <text:p>dealer name</text:p>
          </table:table-cell>
          <table:table-cell table:number-columns-repeated="1022"/>
        </table:table-row>
        <table:table-row table:style-name="ro3">
          <table:table-cell office:value-type="string">
            <text:p>sumValue</text:p>
          </table:table-cell>
          <table:table-cell office:value-type="string">
            <text:p>sum of dealer's hand value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bool Bust</text:p>
          </table:table-cell>
          <table:table-cell office:value-type="string">
            <text:p>is it bust?</text:p>
          </table:table-cell>
          <table:table-cell table:number-columns-repeated="1022"/>
        </table:table-row>
        <table:table-row table:style-name="ro3">
          <table:table-cell office:value-type="string">
            <text:p>bool Done</text:p>
          </table:table-cell>
          <table:table-cell office:value-type="string">
            <text:p>is dealer's turn done?</text:p>
          </table:table-cell>
          <table:table-cell table:number-columns-repeated="1022"/>
        </table:table-row>
        <table:table-row table:style-name="ro3">
          <table:table-cell office:value-type="string">
            <text:p>bool hasAce</text:p>
          </table:table-cell>
          <table:table-cell office:value-type="string">
            <text:p>does dealer have Ace?</text:p>
          </table:table-cell>
          <table:table-cell table:number-columns-repeated="1022"/>
        </table:table-row>
        <table:table-row table:style-name="ro3">
          <table:table-cell office:value-type="string">
            <text:p>bool Natural</text:p>
          </table:table-cell>
          <table:table-cell office:value-type="string">
            <text:p>does dealer have natural 21 blackjack?</text:p>
          </table:table-cell>
          <table:table-cell table:number-columns-repeated="1022"/>
        </table:table-row>
        <table:table-row table:style-name="ro3">
          <table:table-cell office:value-type="string">
            <text:p>bool BlackJack</text:p>
          </table:table-cell>
          <table:table-cell office:value-type="string">
            <text:p>does dealer have blackjack?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>
            <text:p>Functions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Constructor/destructor</text:p>
          </table:table-cell>
          <table:table-cell table:number-columns-repeated="1023"/>
        </table:table-row>
        <table:table-row table:style-name="ro3">
          <table:table-cell office:value-type="string">
            <text:p>Various getters/setter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int calcSumVal</text:p>
          </table:table-cell>
          <table:table-cell office:value-type="string">
            <text:p>calculate sum of face values</text:p>
          </table:table-cell>
          <table:table-cell table:number-columns-repeated="1022"/>
        </table:table-row>
        <table:table-row table:style-name="ro3">
          <table:table-cell office:value-type="string">
            <text:p>int getSumValue</text:p>
          </table:table-cell>
          <table:table-cell office:value-type="string">
            <text:p>return sum of face values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bool isBust</text:p>
          </table:table-cell>
          <table:table-cell office:value-type="string">
            <text:p>check, return and set bust condition</text:p>
          </table:table-cell>
          <table:table-cell table:number-columns-repeated="1022"/>
        </table:table-row>
        <table:table-row table:style-name="ro3">
          <table:table-cell office:value-type="string">
            <text:p>bool getBust</text:p>
          </table:table-cell>
          <table:table-cell office:value-type="string">
            <text:p>return bust condition</text:p>
          </table:table-cell>
          <table:table-cell table:number-columns-repeated="1022"/>
        </table:table-row>
        <table:table-row table:style-name="ro3">
          <table:table-cell office:value-type="string">
            <text:p>bool isBlackJack</text:p>
          </table:table-cell>
          <table:table-cell office:value-type="string">
            <text:p>check, return and set blackjack condition</text:p>
          </table:table-cell>
          <table:table-cell table:number-columns-repeated="1022"/>
        </table:table-row>
        <table:table-row table:style-name="ro3">
          <table:table-cell office:value-type="string">
            <text:p>bool getBlackJack</text:p>
          </table:table-cell>
          <table:table-cell office:value-type="string">
            <text:p>return blackjack condition</text:p>
          </table:table-cell>
          <table:table-cell table:number-columns-repeated="1022"/>
        </table:table-row>
        <table:table-row table:style-name="ro3">
          <table:table-cell office:value-type="string">
            <text:p>bool isNatural</text:p>
          </table:table-cell>
          <table:table-cell office:value-type="string">
            <text:p>check, return and set natural 21 condition</text:p>
          </table:table-cell>
          <table:table-cell table:number-columns-repeated="1022"/>
        </table:table-row>
        <table:table-row table:style-name="ro3">
          <table:table-cell office:value-type="string">
            <text:p>bool getNatural</text:p>
          </table:table-cell>
          <table:table-cell office:value-type="string">
            <text:p>return natural 21 condition</text:p>
          </table:table-cell>
          <table:table-cell table:number-columns-repeated="1022"/>
        </table:table-row>
        <table:table-row table:style-name="ro3">
          <table:table-cell office:value-type="string">
            <text:p>bool isAce</text:p>
          </table:table-cell>
          <table:table-cell office:value-type="string">
            <text:p>check, return and set if dealer face up card is an “Ace”</text:p>
          </table:table-cell>
          <table:table-cell table:number-columns-repeated="1022"/>
        </table:table-row>
        <table:table-row table:style-name="ro3">
          <table:table-cell office:value-type="string">
            <text:p>bool getAce</text:p>
          </table:table-cell>
          <table:table-cell office:value-type="string">
            <text:p>return condition of “Ace”</text:p>
          </table:table-cell>
          <table:table-cell table:number-columns-repeated="1022"/>
        </table:table-row>
        <table:table-row table:style-name="ro3">
          <table:table-cell office:value-type="string">
            <text:p>void setDone</text:p>
          </table:table-cell>
          <table:table-cell office:value-type="string">
            <text:p>set dealer as done with his turn</text:p>
          </table:table-cell>
          <table:table-cell table:number-columns-repeated="1022"/>
        </table:table-row>
        <table:table-row table:style-name="ro3">
          <table:table-cell office:value-type="string">
            <text:p>bool getDone</text:p>
          </table:table-cell>
          <table:table-cell office:value-type="string">
            <text:p>return dealer turn condition</text:p>
          </table:table-cell>
          <table:table-cell table:number-columns-repeated="1022"/>
        </table:table-row>
        <table:table-row table:style-name="ro3">
          <table:table-cell office:value-type="string">
            <text:p>void reset</text:p>
          </table:table-cell>
          <table:table-cell office:value-type="string">
            <text:p>reset all the member data to default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>
            <text:p>Containers</text:p>
          </table:table-cell>
          <table:table-cell table:number-columns-repeated="1023"/>
        </table:table-row>
        <table:table-row table:style-name="ro3">
          <table:table-cell office:value-type="string">
            <text:p>vector&lt;Card&gt; hand</text:p>
          </table:table-cell>
          <table:table-cell office:value-type="string">
            <text:p>to hold dealer's hand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style-name="ce1" office:value-type="string">
            <text:p>In Player Class</text:p>
          </table:table-cell>
          <table:table-cell table:number-columns-repeated="1023"/>
        </table:table-row>
        <table:table-row table:style-name="ro3">
          <table:table-cell table:style-name="ce2" office:value-type="string">
            <text:p>Variables</text:p>
          </table:table-cell>
          <table:table-cell table:number-columns-repeated="1023"/>
        </table:table-row>
        <table:table-row table:style-name="ro3">
          <table:table-cell office:value-type="string">
            <text:p>name</text:p>
          </table:table-cell>
          <table:table-cell office:value-type="string">
            <text:p>to hold player name</text:p>
          </table:table-cell>
          <table:table-cell table:number-columns-repeated="1022"/>
        </table:table-row>
        <table:table-row table:style-name="ro3">
          <table:table-cell office:value-type="string">
            <text:p>totalMoney</text:p>
          </table:table-cell>
          <table:table-cell office:value-type="string">
            <text:p>to hold player's total money</text:p>
          </table:table-cell>
          <table:table-cell table:number-columns-repeated="1022"/>
        </table:table-row>
        <table:table-row table:style-name="ro3">
          <table:table-cell office:value-type="string">
            <text:p>bet</text:p>
          </table:table-cell>
          <table:table-cell office:value-type="string">
            <text:p>to hold player's bet</text:p>
          </table:table-cell>
          <table:table-cell table:number-columns-repeated="1022"/>
        </table:table-row>
        <table:table-row table:style-name="ro3">
          <table:table-cell office:value-type="string">
            <text:p>splitbet</text:p>
          </table:table-cell>
          <table:table-cell office:value-type="string">
            <text:p>to hold player's split second hand bet</text:p>
          </table:table-cell>
          <table:table-cell table:number-columns-repeated="1022"/>
        </table:table-row>
        <table:table-row table:style-name="ro3">
          <table:table-cell office:value-type="string">
            <text:p>sumValue</text:p>
          </table:table-cell>
          <table:table-cell office:value-type="string">
            <text:p>to hold player's total hand value</text:p>
          </table:table-cell>
          <table:table-cell table:number-columns-repeated="1022"/>
        </table:table-row>
        <table:table-row table:style-name="ro3">
          <table:table-cell office:value-type="string">
            <text:p>altSumValue</text:p>
          </table:table-cell>
          <table:table-cell office:value-type="string">
            <text:p>to hold alternative total hand value</text:p>
          </table:table-cell>
          <table:table-cell table:number-columns-repeated="1022"/>
        </table:table-row>
        <table:table-row table:style-name="ro3">
          <table:table-cell office:value-type="string">
            <text:p>splitSumValue</text:p>
          </table:table-cell>
          <table:table-cell office:value-type="string">
            <text:p>to hold player's split hand total value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bool Bust</text:p>
          </table:table-cell>
          <table:table-cell office:value-type="string">
            <text:p>is it bust?</text:p>
          </table:table-cell>
          <table:table-cell table:number-columns-repeated="1022"/>
        </table:table-row>
        <table:table-row table:style-name="ro3">
          <table:table-cell office:value-type="string">
            <text:p>bool Done</text:p>
          </table:table-cell>
          <table:table-cell office:value-type="string">
            <text:p>is player done with his turn?</text:p>
          </table:table-cell>
          <table:table-cell table:number-columns-repeated="1022"/>
        </table:table-row>
        <table:table-row table:style-name="ro3">
          <table:table-cell office:value-type="string">
            <text:p>bool Split</text:p>
          </table:table-cell>
          <table:table-cell office:value-type="string">
            <text:p>did player split hand?</text:p>
          </table:table-cell>
          <table:table-cell table:number-columns-repeated="1022"/>
        </table:table-row>
        <table:table-row table:style-name="ro3">
          <table:table-cell office:value-type="string">
            <text:p>bool Double</text:p>
          </table:table-cell>
          <table:table-cell office:value-type="string">
            <text:p>did player double down?</text:p>
          </table:table-cell>
          <table:table-cell table:number-columns-repeated="1022"/>
        </table:table-row>
        <table:table-row table:style-name="ro3">
          <table:table-cell office:value-type="string">
            <text:p>bool Surrender</text:p>
          </table:table-cell>
          <table:table-cell office:value-type="string">
            <text:p>did player surrender?</text:p>
          </table:table-cell>
          <table:table-cell table:number-columns-repeated="1022"/>
        </table:table-row>
        <table:table-row table:style-name="ro3">
          <table:table-cell office:value-type="string">
            <text:p>bool BlackJack</text:p>
          </table:table-cell>
          <table:table-cell office:value-type="string">
            <text:p>is it blackjack?</text:p>
          </table:table-cell>
          <table:table-cell table:number-columns-repeated="1022"/>
        </table:table-row>
        <table:table-row table:style-name="ro3">
          <table:table-cell office:value-type="string">
            <text:p>bool Natural</text:p>
          </table:table-cell>
          <table:table-cell office:value-type="string">
            <text:p>is it natural 21 black jack?</text:p>
          </table:table-cell>
          <table:table-cell table:number-columns-repeated="1022"/>
        </table:table-row>
        <table:table-row table:style-name="ro3">
          <table:table-cell office:value-type="string">
            <text:p>bool hasAce</text:p>
          </table:table-cell>
          <table:table-cell office:value-type="string">
            <text:p>does player have Ace?</text:p>
          </table:table-cell>
          <table:table-cell table:number-columns-repeated="1022"/>
        </table:table-row>
        <table:table-row table:style-name="ro3">
          <table:table-cell office:value-type="string">
            <text:p>bool Finished</text:p>
          </table:table-cell>
          <table:table-cell office:value-type="string">
            <text:p>is the player finished, meaning lose the round?</text:p>
          </table:table-cell>
          <table:table-cell table:number-columns-repeated="1022"/>
        </table:table-row>
        <table:table-row table:style-name="ro3">
          <table:table-cell office:value-type="string">
            <text:p>bool firstHandDone</text:p>
          </table:table-cell>
          <table:table-cell office:value-type="string">
            <text:p>is player done with first of split hand?</text:p>
          </table:table-cell>
          <table:table-cell table:number-columns-repeated="1022"/>
        </table:table-row>
        <table:table-row table:style-name="ro3">
          <table:table-cell office:value-type="string">
            <text:p>bool secondHandDone</text:p>
          </table:table-cell>
          <table:table-cell office:value-type="string">
            <text:p>is player done with second of split hand?</text:p>
          </table:table-cell>
          <table:table-cell table:number-columns-repeated="1022"/>
        </table:table-row>
        <table:table-row table:style-name="ro3">
          <table:table-cell office:value-type="string">
            <text:p>bool bothHandDone</text:p>
          </table:table-cell>
          <table:table-cell office:value-type="string">
            <text:p>is player done with both the split hands?</text:p>
          </table:table-cell>
          <table:table-cell table:number-columns-repeated="1022"/>
        </table:table-row>
        <table:table-row table:style-name="ro3">
          <table:table-cell office:value-type="string">
            <text:p>bool handStand</text:p>
          </table:table-cell>
          <table:table-cell office:value-type="string">
            <text:p>did player stay on hand?</text:p>
          </table:table-cell>
          <table:table-cell table:number-columns-repeated="1022"/>
        </table:table-row>
        <table:table-row table:style-name="ro3">
          <table:table-cell office:value-type="string">
            <text:p>bool splitStand</text:p>
          </table:table-cell>
          <table:table-cell office:value-type="string">
            <text:p>did player stay on the split hand? The second hand.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>
            <text:p>Functions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Constructor/destructor</text:p>
          </table:table-cell>
          <table:table-cell table:number-columns-repeated="1023"/>
        </table:table-row>
        <table:table-row table:style-name="ro3">
          <table:table-cell office:value-type="string">
            <text:p>setters/getter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int getTotalMoney</text:p>
          </table:table-cell>
          <table:table-cell office:value-type="string">
            <text:p>return total money</text:p>
          </table:table-cell>
          <table:table-cell table:number-columns-repeated="1022"/>
        </table:table-row>
        <table:table-row table:style-name="ro3">
          <table:table-cell office:value-type="string">
            <text:p>void setTotalMoney</text:p>
          </table:table-cell>
          <table:table-cell office:value-type="string">
            <text:p>set total money</text:p>
          </table:table-cell>
          <table:table-cell table:number-columns-repeated="1022"/>
        </table:table-row>
        <table:table-row table:style-name="ro3">
          <table:table-cell office:value-type="string">
            <text:p>void setBet</text:p>
          </table:table-cell>
          <table:table-cell office:value-type="string">
            <text:p>set bet player made</text:p>
          </table:table-cell>
          <table:table-cell table:number-columns-repeated="1022"/>
        </table:table-row>
        <table:table-row table:style-name="ro3">
          <table:table-cell office:value-type="string">
            <text:p>int getBet</text:p>
          </table:table-cell>
          <table:table-cell office:value-type="string">
            <text:p>return bet</text:p>
          </table:table-cell>
          <table:table-cell table:number-columns-repeated="1022"/>
        </table:table-row>
        <table:table-row table:style-name="ro3">
          <table:table-cell office:value-type="string">
            <text:p>void setSplitBet</text:p>
          </table:table-cell>
          <table:table-cell office:value-type="string">
            <text:p>set the split's second hand bet to equal the original bet</text:p>
          </table:table-cell>
          <table:table-cell table:number-columns-repeated="1022"/>
        </table:table-row>
        <table:table-row table:style-name="ro3">
          <table:table-cell office:value-type="string">
            <text:p>int getSplitBet</text:p>
          </table:table-cell>
          <table:table-cell office:value-type="string">
            <text:p>return split's second hand bet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void setSumVal</text:p>
          </table:table-cell>
          <table:table-cell office:value-type="string">
            <text:p>set player's total value of hand</text:p>
          </table:table-cell>
          <table:table-cell table:number-columns-repeated="1022"/>
        </table:table-row>
        <table:table-row table:style-name="ro3">
          <table:table-cell office:value-type="string">
            <text:p>int calcSumVal</text:p>
          </table:table-cell>
          <table:table-cell office:value-type="string">
            <text:p>calculate and return sum of face values hand</text:p>
          </table:table-cell>
          <table:table-cell table:number-columns-repeated="1022"/>
        </table:table-row>
        <table:table-row table:style-name="ro3">
          <table:table-cell office:value-type="string">
            <text:p>int getSumVal</text:p>
          </table:table-cell>
          <table:table-cell office:value-type="string">
            <text:p>return the sum of face values for hand</text:p>
          </table:table-cell>
          <table:table-cell table:number-columns-repeated="1022"/>
        </table:table-row>
        <table:table-row table:style-name="ro3">
          <table:table-cell office:value-type="string">
            <text:p>void setSplitSumVal</text:p>
          </table:table-cell>
          <table:table-cell office:value-type="string">
            <text:p>set sum of split hand's face value</text:p>
          </table:table-cell>
          <table:table-cell table:number-columns-repeated="1022"/>
        </table:table-row>
        <table:table-row table:style-name="ro3">
          <table:table-cell office:value-type="string">
            <text:p>int calcSplitSumVal</text:p>
          </table:table-cell>
          <table:table-cell office:value-type="string">
            <text:p>calculate and return sum of split hand's face value</text:p>
          </table:table-cell>
          <table:table-cell table:number-columns-repeated="1022"/>
        </table:table-row>
        <table:table-row table:style-name="ro3">
          <table:table-cell office:value-type="string">
            <text:p>int getSplitSumVal</text:p>
          </table:table-cell>
          <table:table-cell office:value-type="string">
            <text:p>return the sum of split hand's face value</text:p>
          </table:table-cell>
          <table:table-cell table:number-columns-repeated="1022"/>
        </table:table-row>
        <table:table-row table:style-name="ro3">
          <table:table-cell office:value-type="string">
            <text:p>int getAltSum</text:p>
          </table:table-cell>
          <table:table-cell office:value-type="string">
            <text:p>return the sum of alternate sum(not used at the mome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bool isBust</text:p>
          </table:table-cell>
          <table:table-cell office:value-type="string">
            <text:p>check, return and set bust condition</text:p>
          </table:table-cell>
          <table:table-cell table:number-columns-repeated="1022"/>
        </table:table-row>
        <table:table-row table:style-name="ro3">
          <table:table-cell office:value-type="string">
            <text:p>bool getBust</text:p>
          </table:table-cell>
          <table:table-cell office:value-type="string">
            <text:p>return bust condition</text:p>
          </table:table-cell>
          <table:table-cell table:number-columns-repeated="1022"/>
        </table:table-row>
        <table:table-row table:style-name="ro3">
          <table:table-cell office:value-type="string">
            <text:p>void setSurrender</text:p>
          </table:table-cell>
          <table:table-cell office:value-type="string">
            <text:p>check, return and set surrender condition</text:p>
          </table:table-cell>
          <table:table-cell table:number-columns-repeated="1022"/>
        </table:table-row>
        <table:table-row table:style-name="ro3">
          <table:table-cell office:value-type="string">
            <text:p>bool getSurrender</text:p>
          </table:table-cell>
          <table:table-cell office:value-type="string">
            <text:p>return surrender condition</text:p>
          </table:table-cell>
          <table:table-cell table:number-columns-repeated="1022"/>
        </table:table-row>
        <table:table-row table:style-name="ro3">
          <table:table-cell office:value-type="string">
            <text:p>bool isBlackJack</text:p>
          </table:table-cell>
          <table:table-cell office:value-type="string">
            <text:p>check, return and set blackjack condition</text:p>
          </table:table-cell>
          <table:table-cell table:number-columns-repeated="1022"/>
        </table:table-row>
        <table:table-row table:style-name="ro3">
          <table:table-cell office:value-type="string">
            <text:p>bool getBlackJack</text:p>
          </table:table-cell>
          <table:table-cell office:value-type="string">
            <text:p>return blackjack condition</text:p>
          </table:table-cell>
          <table:table-cell table:number-columns-repeated="1022"/>
        </table:table-row>
        <table:table-row table:style-name="ro3">
          <table:table-cell office:value-type="string">
            <text:p>bool isAce</text:p>
          </table:table-cell>
          <table:table-cell office:value-type="string">
            <text:p>check, return and set Ace condition</text:p>
          </table:table-cell>
          <table:table-cell table:number-columns-repeated="1022"/>
        </table:table-row>
        <table:table-row table:style-name="ro3">
          <table:table-cell office:value-type="string">
            <text:p>bool isNatural</text:p>
          </table:table-cell>
          <table:table-cell office:value-type="string">
            <text:p>check, return and set natural 21 condition</text:p>
          </table:table-cell>
          <table:table-cell table:number-columns-repeated="1022"/>
        </table:table-row>
        <table:table-row table:style-name="ro3">
          <table:table-cell office:value-type="string">
            <text:p>bool getNatural</text:p>
          </table:table-cell>
          <table:table-cell office:value-type="string">
            <text:p>return natural 21 condition</text:p>
          </table:table-cell>
          <table:table-cell table:number-columns-repeated="1022"/>
        </table:table-row>
        <table:table-row table:style-name="ro3">
          <table:table-cell office:value-type="string">
            <text:p>bool setDone</text:p>
          </table:table-cell>
          <table:table-cell office:value-type="string">
            <text:p>set player turn to done</text:p>
          </table:table-cell>
          <table:table-cell table:number-columns-repeated="1022"/>
        </table:table-row>
        <table:table-row table:style-name="ro3">
          <table:table-cell office:value-type="string">
            <text:p>bool getDone</text:p>
          </table:table-cell>
          <table:table-cell office:value-type="string">
            <text:p>return player turn condition</text:p>
          </table:table-cell>
          <table:table-cell table:number-columns-repeated="1022"/>
        </table:table-row>
        <table:table-row table:style-name="ro3">
          <table:table-cell office:value-type="string">
            <text:p>bool setSplitTrue</text:p>
          </table:table-cell>
          <table:table-cell office:value-type="string">
            <text:p>set split condition</text:p>
          </table:table-cell>
          <table:table-cell table:number-columns-repeated="1022"/>
        </table:table-row>
        <table:table-row table:style-name="ro3">
          <table:table-cell office:value-type="string">
            <text:p>bool getSplit</text:p>
          </table:table-cell>
          <table:table-cell office:value-type="string">
            <text:p>return split condition</text:p>
          </table:table-cell>
          <table:table-cell table:number-columns-repeated="1022"/>
        </table:table-row>
        <table:table-row table:style-name="ro3">
          <table:table-cell office:value-type="string">
            <text:p>bool setDouble</text:p>
          </table:table-cell>
          <table:table-cell office:value-type="string">
            <text:p>set double down condition</text:p>
          </table:table-cell>
          <table:table-cell table:number-columns-repeated="1022"/>
        </table:table-row>
        <table:table-row table:style-name="ro3">
          <table:table-cell office:value-type="string">
            <text:p>bool getDouble</text:p>
          </table:table-cell>
          <table:table-cell office:value-type="string">
            <text:p>return double down condition</text:p>
          </table:table-cell>
          <table:table-cell table:number-columns-repeated="1022"/>
        </table:table-row>
        <table:table-row table:style-name="ro3">
          <table:table-cell office:value-type="string">
            <text:p>bool getFinished</text:p>
          </table:table-cell>
          <table:table-cell office:value-type="string">
            <text:p>return finished condition</text:p>
          </table:table-cell>
          <table:table-cell table:number-columns-repeated="1022"/>
        </table:table-row>
        <table:table-row table:style-name="ro3">
          <table:table-cell office:value-type="string">
            <text:p>bool setFinished</text:p>
          </table:table-cell>
          <table:table-cell office:value-type="string">
            <text:p>set finihsed condition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void setFirstDone</text:p>
          </table:table-cell>
          <table:table-cell office:value-type="string">
            <text:p>set split's first hand to done</text:p>
          </table:table-cell>
          <table:table-cell table:number-columns-repeated="1022"/>
        </table:table-row>
        <table:table-row table:style-name="ro3">
          <table:table-cell office:value-type="string">
            <text:p>bool getFirstDone</text:p>
          </table:table-cell>
          <table:table-cell office:value-type="string">
            <text:p>return split's first hand done condition</text:p>
          </table:table-cell>
          <table:table-cell table:number-columns-repeated="1022"/>
        </table:table-row>
        <table:table-row table:style-name="ro3">
          <table:table-cell office:value-type="string">
            <text:p>void setSecondDone</text:p>
          </table:table-cell>
          <table:table-cell office:value-type="string">
            <text:p>set split's second hand to done</text:p>
          </table:table-cell>
          <table:table-cell table:number-columns-repeated="1022"/>
        </table:table-row>
        <table:table-row table:style-name="ro3">
          <table:table-cell office:value-type="string">
            <text:p>bool getSecondDone</text:p>
          </table:table-cell>
          <table:table-cell office:value-type="string">
            <text:p>return split's second hand done condition</text:p>
          </table:table-cell>
          <table:table-cell table:number-columns-repeated="1022"/>
        </table:table-row>
        <table:table-row table:style-name="ro3">
          <table:table-cell office:value-type="string">
            <text:p>void setBothDone</text:p>
          </table:table-cell>
          <table:table-cell office:value-type="string">
            <text:p>set both splited hands to done</text:p>
          </table:table-cell>
          <table:table-cell table:number-columns-repeated="1022"/>
        </table:table-row>
        <table:table-row table:style-name="ro3">
          <table:table-cell office:value-type="string">
            <text:p>bool getBothDone</text:p>
          </table:table-cell>
          <table:table-cell office:value-type="string">
            <text:p>return both splited hand's done condition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void setHandStand</text:p>
          </table:table-cell>
          <table:table-cell office:value-type="string">
            <text:p>set player's stay to true</text:p>
          </table:table-cell>
          <table:table-cell table:number-columns-repeated="1022"/>
        </table:table-row>
        <table:table-row table:style-name="ro3">
          <table:table-cell office:value-type="string">
            <text:p>bool getHandStand</text:p>
          </table:table-cell>
          <table:table-cell office:value-type="string">
            <text:p>return stay condition</text:p>
          </table:table-cell>
          <table:table-cell table:number-columns-repeated="1022"/>
        </table:table-row>
        <table:table-row table:style-name="ro3">
          <table:table-cell office:value-type="string">
            <text:p>void setSplitStand</text:p>
          </table:table-cell>
          <table:table-cell office:value-type="string">
            <text:p>set player's split hand stay to true</text:p>
          </table:table-cell>
          <table:table-cell table:number-columns-repeated="1022"/>
        </table:table-row>
        <table:table-row table:style-name="ro3">
          <table:table-cell office:value-type="string">
            <text:p>bool getSplitStand</text:p>
          </table:table-cell>
          <table:table-cell office:value-type="string">
            <text:p>return split hand stay condition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bool thereIsAce</text:p>
          </table:table-cell>
          <table:table-cell office:value-type="string">
            <text:p>check, return and set if there is Ace</text:p>
          </table:table-cell>
          <table:table-cell table:number-columns-repeated="1022"/>
        </table:table-row>
        <table:table-row table:style-name="ro3">
          <table:table-cell office:value-type="string">
            <text:p>void reset</text:p>
          </table:table-cell>
          <table:table-cell office:value-type="string">
            <text:p>reset all the member data to default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>
            <text:p>Containers</text:p>
          </table:table-cell>
          <table:table-cell table:number-columns-repeated="1023"/>
        </table:table-row>
        <table:table-row table:style-name="ro3">
          <table:table-cell office:value-type="string">
            <text:p>vector&lt;Card&gt; hand</text:p>
          </table:table-cell>
          <table:table-cell office:value-type="string">
            <text:p>to hold player's hand</text:p>
          </table:table-cell>
          <table:table-cell table:number-columns-repeated="1022"/>
        </table:table-row>
        <table:table-row table:style-name="ro3">
          <table:table-cell office:value-type="string">
            <text:p>vector&lt;Card&gt; split</text:p>
          </table:table-cell>
          <table:table-cell office:value-type="string">
            <text:p>to hold player's split hand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9">11/19/2015</text:date>, <text:time>19:30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5T22:33:34.78</meta:creation-date>
    <meta:editing-duration>PT48M7S</meta:editing-duration>
    <meta:editing-cycles>7</meta:editing-cycles>
    <meta:generator>OpenOffice/4.1.1$Win32 OpenOffice.org_project/411m6$Build-9775</meta:generator>
    <dc:date>2015-11-19T19:30:17.27</dc:date>
    <meta:document-statistic meta:table-count="3" meta:cell-count="268" meta:object-count="0"/>
  </office:meta>
</office:document-meta>
</file>